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2.4cm"/>
      <style:paragraph-properties style:writing-mode="tb-rl"/>
    </style:style>
    <style:style style:name="gr4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="Arrow" draw:marker-end-width="1.05cm" draw:marker-end-center="tru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6cm" svg:y1="5cm" svg:x2="8.6cm" svg:y2="12.3cm" draw:start-shape="id1" draw:start-glue-point="6" draw:end-shape="id2" draw:end-glue-point="0" svg:d="m14600 5000-6000 7300" svg:viewBox="0 0 6001 7301">
          <text:p/>
        </draw:connector>
        <draw:connector draw:style-name="gr1" draw:text-style-name="P1" draw:layer="layout" draw:type="line" svg:x1="8.6cm" svg:y1="5cm" svg:x2="14.6cm" svg:y2="12.3cm" draw:start-shape="id3" draw:start-glue-point="0" draw:end-shape="id4" draw:end-glue-point="6" svg:d="m8600 5000 6000 7300" svg:viewBox="0 0 6001 7301">
          <text:p/>
        </draw:connector>
        <draw:custom-shape draw:style-name="gr2" draw:text-style-name="P1" xml:id="id1" draw:id="id1" draw:layer="layout" svg:width="3.6cm" svg:height="3.6cm" svg:x="14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6cm" svg:height="3.6cm" svg:x="14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9cm" svg:height="4.7cm" svg:x="15.2cm" svg:y="7.3cm">
          <draw:text-box>
            <text:p text:style-name="P2"><text:span text:style-name="T1">. . .</text:span></text:p>
          </draw:text-box>
        </draw:frame>
        <draw:connector draw:style-name="gr4" draw:text-style-name="P1" xml:id="id5" draw:id="id5" draw:layer="layout" svg:x1="18.2cm" svg:y1="12.3cm" svg:x2="18.2cm" svg:y2="5cm" draw:start-shape="id4" draw:start-glue-point="10" draw:end-shape="id1" draw:end-glue-point="10" svg:d="m18200 12300h502v-7300h-502" svg:viewBox="0 0 503 7301">
          <text:p/>
        </draw:connector>
        <draw:connector draw:style-name="gr5" draw:text-style-name="P1" draw:layer="layout" draw:line-skew="1.848cm -0.499cm -1.698cm" svg:x1="18.702cm" svg:y1="8.65cm" svg:x2="5cm" svg:y2="8.65cm" draw:start-shape="id5" draw:start-glue-point="0" draw:end-shape="id6" draw:end-glue-point="3" svg:d="m18702 8650h2398v-6450h-18300v6450h2200" svg:viewBox="0 0 18301 6451">
          <text:p/>
        </draw:connector>
        <draw:frame draw:style-name="gr6" draw:text-style-name="P3" draw:layer="layout" svg:width="8.1cm" svg:height="1.75cm" svg:x="12.8cm" svg:y="14.55cm">
          <draw:text-box>
            <text:p text:style-name="P1"><text:span text:style-name="T2">Database Connections</text:span></text:p>
          </draw:text-box>
        </draw:frame>
        <draw:frame draw:style-name="gr6" draw:text-style-name="P3" draw:layer="layout" svg:width="8.1cm" svg:height="1.75cm" svg:x="3.5cm" svg:y="14.55cm">
          <draw:text-box>
            <text:p text:style-name="P1"><text:span text:style-name="T2">Middlewares</text:span></text:p>
          </draw:text-box>
        </draw:frame>
        <draw:g xml:id="id6" draw:id="id6">
          <draw:custom-shape draw:style-name="gr7" draw:text-style-name="P1" xml:id="id3" draw:id="id3" draw:layer="layout" svg:width="3.6cm" svg:height="3.6cm" draw:transform="rotate (-1.5707963267949) translate (8.6cm 3.2cm)">
            <text:p/>
            <draw:enhanced-geometry svg:viewBox="0 0 21600 21600" draw:type="block-arc" draw:modifiers="-175.917818177606 9436.0259445046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1" xml:id="id2" draw:id="id2" draw:layer="layout" svg:width="3.6cm" svg:height="3.6cm" draw:transform="rotate (-1.5707963267949) translate (8.6cm 10.5cm)">
            <text:p/>
            <draw:enhanced-geometry svg:viewBox="0 0 21600 21600" draw:type="block-arc" draw:modifiers="-175.917818177606 9436.0259445046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3" draw:text-style-name="P2" draw:layer="layout" svg:width="2.9cm" svg:height="4.7cm" svg:x="6.4cm" svg:y="7.429cm">
            <draw:text-box>
              <text:p text:style-name="P2"><text:span text:style-name="T1">. . .</text:span></text:p>
            </draw:text-box>
          </draw:frame>
        </draw:g>
        <draw:connector draw:style-name="gr1" draw:text-style-name="P1" draw:layer="layout" draw:type="line" svg:x1="14.6cm" svg:y1="5cm" svg:x2="8.6cm" svg:y2="5cm" draw:end-shape="id3" svg:d="m14600 5000h-6000" svg:viewBox="0 0 6001 1">
          <text:p/>
        </draw:connector>
        <draw:connector draw:style-name="gr1" draw:text-style-name="P1" draw:layer="layout" draw:type="line" svg:x1="14.6cm" svg:y1="12.3cm" svg:x2="8.6cm" svg:y2="12.3cm" draw:start-shape="id4" draw:start-glue-point="6" draw:end-shape="id2" draw:end-glue-point="0" svg:d="m14600 12300h-6000" svg:viewBox="0 0 6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2T16:18:26.40</meta:creation-date>
    <dc:date>2013-12-12T22:57:36.06</dc:date>
    <meta:editing-duration>PT6H23M55S</meta:editing-duration>
    <meta:editing-cycles>7</meta:editing-cycles>
    <meta:generator>LibreOffice/4.0.0.3$Windows_x86 LibreOffice_project/7545bee9c2a0782548772a21bc84a9dcc583b89</meta:generator>
    <meta:document-statistic meta:object-count="15"/>
  </office:meta>
</office:document-meta>
</file>